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rsid="001adee7" officeooo:paragraph-rsid="001adee7"/>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1c9965" officeooo:paragraph-rsid="001c9965"/>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adee7" officeooo:paragraph-rsid="001adee7"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text-underline-style="none" fo:font-weight="bold" officeooo:rsid="001adee7" officeooo:paragraph-rsid="001adee7" style:font-size-asian="14pt" style:font-weight-asian="bold" style:font-size-complex="14pt" style:font-weight-complex="bold"/>
    </style:style>
    <style:style style:name="P5" style:family="paragraph" style:parent-style-name="Standard" style:list-style-name="L1">
      <style:paragraph-properties fo:text-align="start" style:justify-single-word="false"/>
      <style:text-properties officeooo:paragraph-rsid="001adee7"/>
    </style:style>
    <style:style style:name="P6" style:family="paragraph" style:parent-style-name="Standard" style:list-style-name="L1">
      <style:paragraph-properties fo:text-align="start" style:justify-single-word="false"/>
      <style:text-properties officeooo:rsid="001c9965" officeooo:paragraph-rsid="001c9965"/>
    </style:style>
    <style:style style:name="P7" style:family="paragraph" style:parent-style-name="Standard">
      <style:paragraph-properties fo:text-align="start" style:justify-single-word="false"/>
      <style:text-properties officeooo:rsid="001c9965" officeooo:paragraph-rsid="001c9965"/>
    </style:style>
    <style:style style:name="P8" style:family="paragraph" style:parent-style-name="Standard">
      <style:paragraph-properties fo:text-align="start" style:justify-single-word="false"/>
      <style:text-properties style:text-underline-style="none" officeooo:rsid="001c9965" officeooo:paragraph-rsid="001c9965"/>
    </style:style>
    <style:style style:name="P9" style:family="paragraph" style:parent-style-name="Standard" style:list-style-name="L3">
      <style:paragraph-properties fo:text-align="start" style:justify-single-word="false"/>
      <style:text-properties style:text-underline-style="none" officeooo:rsid="001c9965" officeooo:paragraph-rsid="001c9965"/>
    </style:style>
    <style:style style:name="P10" style:family="paragraph" style:parent-style-name="Standard" style:list-style-name="L4">
      <style:paragraph-properties fo:text-align="start" style:justify-single-word="false"/>
      <style:text-properties style:text-underline-style="none" officeooo:rsid="001e31a9" officeooo:paragraph-rsid="001e31a9"/>
    </style:style>
    <style:style style:name="P11" style:family="paragraph" style:parent-style-name="Standard">
      <style:paragraph-properties fo:text-align="start" style:justify-single-word="false"/>
      <style:text-properties style:text-underline-style="none" officeooo:rsid="001e31a9" officeooo:paragraph-rsid="001e31a9"/>
    </style:style>
    <style:style style:name="P12" style:family="paragraph" style:parent-style-name="Standard">
      <style:paragraph-properties fo:text-align="start" style:justify-single-word="false"/>
      <style:text-properties style:text-underline-style="none" officeooo:rsid="00216abc" officeooo:paragraph-rsid="00216abc"/>
    </style:style>
    <style:style style:name="P13" style:family="paragraph" style:parent-style-name="Standard">
      <style:paragraph-properties fo:text-align="start" style:justify-single-word="false"/>
      <style:text-properties style:text-underline-style="none" fo:font-weight="bold" officeooo:rsid="00216abc" officeooo:paragraph-rsid="00216abc" style:font-weight-asian="bold" style:font-weight-complex="bold"/>
    </style:style>
    <style:style style:name="P14" style:family="paragraph" style:parent-style-name="Standard" style:list-style-name="L1">
      <style:paragraph-properties fo:text-align="start" style:justify-single-word="false"/>
      <style:text-properties fo:font-weight="bold" officeooo:rsid="001c9965" officeooo:paragraph-rsid="001c9965" style:font-weight-asian="bold" style:font-weight-complex="bold"/>
    </style:style>
    <style:style style:name="P15" style:family="paragraph" style:parent-style-name="Standard" style:list-style-name="L1">
      <style:paragraph-properties fo:text-align="start" style:justify-single-word="false"/>
      <style:text-properties fo:font-weight="bold" officeooo:rsid="001f112e" officeooo:paragraph-rsid="001f112e" style:font-weight-asian="bold" style:font-weight-complex="bold"/>
    </style:style>
    <style:style style:name="P16" style:family="paragraph" style:parent-style-name="Standard">
      <style:paragraph-properties fo:text-align="start" style:justify-single-word="false"/>
      <style:text-properties fo:font-weight="bold" officeooo:rsid="001f112e" officeooo:paragraph-rsid="001f112e" style:font-weight-asian="bold" style:font-weight-complex="bold"/>
    </style:style>
    <style:style style:name="P17" style:family="paragraph" style:parent-style-name="Standard">
      <style:paragraph-properties fo:text-align="center" style:justify-single-word="false"/>
      <style:text-properties fo:font-weight="bold" officeooo:rsid="001f112e" officeooo:paragraph-rsid="001f112e" style:font-weight-asian="bold" style:font-weight-complex="bold"/>
    </style:style>
    <style:style style:name="P18" style:family="paragraph" style:parent-style-name="Standard" style:list-style-name="L5">
      <style:paragraph-properties fo:text-align="start" style:justify-single-word="false"/>
      <style:text-properties fo:font-weight="bold" officeooo:rsid="001f5335" officeooo:paragraph-rsid="001f5335" style:font-weight-asian="bold" style:font-weight-complex="bold"/>
    </style:style>
    <style:style style:name="P19" style:family="paragraph" style:parent-style-name="Standard">
      <style:paragraph-properties fo:text-align="start" style:justify-single-word="false"/>
      <style:text-properties fo:font-weight="bold" officeooo:rsid="0021457a" officeooo:paragraph-rsid="0021457a" style:font-weight-asian="bold" style:font-weight-complex="bold"/>
    </style:style>
    <style:style style:name="P20" style:family="paragraph" style:parent-style-name="Standard">
      <style:paragraph-properties fo:text-align="start" style:justify-single-word="false"/>
      <style:text-properties fo:font-weight="normal" officeooo:rsid="001f112e" officeooo:paragraph-rsid="001f112e" style:font-weight-asian="normal" style:font-weight-complex="normal"/>
    </style:style>
    <style:style style:name="P21" style:family="paragraph" style:parent-style-name="Standard" style:list-style-name="L5">
      <style:paragraph-properties fo:text-align="start" style:justify-single-word="false"/>
      <style:text-properties fo:font-weight="normal" officeooo:rsid="001f112e" officeooo:paragraph-rsid="001f112e" style:font-weight-asian="normal" style:font-weight-complex="normal"/>
    </style:style>
    <style:style style:name="P22" style:family="paragraph" style:parent-style-name="Standard" style:list-style-name="L5">
      <style:paragraph-properties fo:text-align="start" style:justify-single-word="false"/>
      <style:text-properties fo:font-weight="normal" officeooo:rsid="001f5335" officeooo:paragraph-rsid="001f5335" style:font-weight-asian="normal" style:font-weight-complex="normal"/>
    </style:style>
    <style:style style:name="P23" style:family="paragraph" style:parent-style-name="Standard">
      <style:paragraph-properties fo:text-align="start" style:justify-single-word="false"/>
      <style:text-properties fo:font-weight="normal" officeooo:rsid="001f5335" officeooo:paragraph-rsid="001f5335" style:font-weight-asian="normal" style:font-weight-complex="normal"/>
    </style:style>
    <style:style style:name="P24" style:family="paragraph" style:parent-style-name="Standard">
      <style:paragraph-properties fo:text-align="start" style:justify-single-word="false"/>
      <style:text-properties fo:font-weight="normal" officeooo:rsid="00212d0d" officeooo:paragraph-rsid="00212d0d" style:font-weight-asian="normal" style:font-weight-complex="normal"/>
    </style:style>
    <style:style style:name="P25" style:family="paragraph" style:parent-style-name="Standard">
      <style:paragraph-properties fo:text-align="start" style:justify-single-word="false"/>
      <style:text-properties fo:font-weight="normal" officeooo:rsid="0021457a" officeooo:paragraph-rsid="0021457a" style:font-weight-asian="normal" style:font-weight-complex="normal"/>
    </style:style>
    <style:style style:name="P26" style:family="paragraph" style:parent-style-name="Standard" style:list-style-name="L6">
      <style:paragraph-properties fo:text-align="start" style:justify-single-word="false"/>
      <style:text-properties fo:font-weight="normal" officeooo:rsid="0021457a" officeooo:paragraph-rsid="0021457a" style:font-weight-asian="normal" style:font-weight-complex="normal"/>
    </style:style>
    <style:style style:name="T1" style:family="text">
      <style:text-properties fo:font-size="14pt" style:text-underline-style="none" fo:font-weight="normal" style:font-size-asian="14pt" style:font-weight-asian="normal" style:font-size-complex="14pt" style:font-weight-complex="normal"/>
    </style:style>
    <style:style style:name="T2" style:family="text">
      <style:text-properties fo:font-size="14pt" style:text-underline-style="none" fo:font-weight="normal" officeooo:rsid="001adee7" style:font-size-asian="14pt" style:font-weight-asian="normal" style:font-size-complex="14pt" style:font-weight-complex="normal"/>
    </style:style>
    <style:style style:name="T3" style:family="text">
      <style:text-properties fo:font-size="14pt" style:text-underline-style="none" fo:font-weight="normal" officeooo:rsid="001c9965" style:font-size-asian="14pt" style:font-weight-asian="normal" style:font-size-complex="14pt" style:font-weight-complex="normal"/>
    </style:style>
    <style:style style:name="T4" style:family="text">
      <style:text-properties fo:font-size="14pt" style:text-underline-style="none" style:font-size-asian="14pt" style:font-size-complex="14pt"/>
    </style:style>
    <style:style style:name="T5" style:family="text">
      <style:text-properties fo:font-size="14pt" style:text-underline-style="none" officeooo:rsid="001f112e" style:font-size-asian="14pt" style:font-size-complex="14pt"/>
    </style:style>
    <style:style style:name="T6" style:family="text">
      <style:text-properties fo:font-size="14pt" style:text-underline-style="none" officeooo:rsid="0021457a" style:font-size-asian="14pt" style:font-size-complex="14pt"/>
    </style:style>
    <style:style style:name="T7" style:family="text">
      <style:text-properties fo:font-size="14pt" style:text-underline-style="none" officeooo:rsid="001f5335" style:font-size-asian="14pt" style:font-size-complex="14pt"/>
    </style:style>
    <style:style style:name="T8" style:family="text">
      <style:text-properties fo:font-size="14pt" style:text-underline-style="none" fo:font-weight="bold" style:font-size-asian="14pt" style:font-weight-asian="bold" style:font-size-complex="14pt" style:font-weight-complex="bold"/>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4pt" fo:font-weight="normal" officeooo:rsid="001f112e" style:font-size-asian="14pt" style:font-weight-asian="normal" style:font-size-complex="14pt" style:font-weight-complex="normal"/>
    </style:style>
    <style:style style:name="T11" style:family="text">
      <style:text-properties fo:font-size="14pt" fo:font-weight="normal" officeooo:rsid="001c9965" style:font-size-asian="14pt" style:font-weight-asian="normal" style:font-size-complex="14pt" style:font-weight-complex="normal"/>
    </style:style>
    <style:style style:name="T12"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cumentation for Simple7BotCtrl</text:p>
      <text:p text:style-name="P4"/>
      <text:p text:style-name="P3">Information</text:p>
      <text:list xml:id="list7162264326634212962" text:style-name="L1">
        <text:list-item>
          <text:p text:style-name="P5"><text:span text:style-name="T2">the Code runs on an Arduino DUE</text:span></text:p>
        </text:list-item>
        <text:list-item>
          <text:p text:style-name="P5"><text:span text:style-name="T2">the PWM Pins are: Pin 2,3,4,5,6,7,8,9</text:span></text:p>
        </text:list-item>
        <text:list-item>
          <text:p text:style-name="P1"><text:span text:style-name="T1">the DUE receives 8 angles via the Serial Programming Port (next to the Powersupply connector)</text:span></text:p>
        </text:list-item>
        <text:list-item>
          <text:p text:style-name="P1"><text:span text:style-name="T1">if the 8 angles are received correctly (all angles received) and at least one angle is different from the angles sent last time the DUE will set the PWM Signal corresponding to these Angles and then send ACK back</text:span></text:p>
          <text:list>
            <text:list-item>
              <text:p text:style-name="P1"><text:span text:style-name="T1">ACK is defined as 101</text:span></text:p>
            </text:list-item>
            <text:list-item>
              <text:p text:style-name="P1"><text:span text:style-name="T1">the angles sent by the other device (RPI or PC) can be 0° to 254°</text:span></text:p>
              <text:p text:style-name="P1"><text:span text:style-name="T1">If the angle is 0° the number 1 should be sent by the RPI, for 45° -&gt; number = 46, 254° number = 255 </text:span><text:span text:style-name="T3">etc.</text:span></text:p>
            </text:list-item>
            <text:list-item>
              <text:p text:style-name="P14"><text:span text:style-name="T5">E</text:span><text:span text:style-name="T4">ven if only 1 angle is changed all angles must be sent!</text:span></text:p>
            </text:list-item>
            <text:list-item>
              <text:p text:style-name="P14"><text:span text:style-name="T4">If the same angles as last time are sent the DUE won</text:span><text:span text:style-name="T5">'</text:span><text:span text:style-name="T4">t respond!</text:span></text:p>
            </text:list-item>
            <text:list-item>
              <text:p text:style-name="P6"><text:span text:style-name="T1">If something went wrong (less than 8 but more than 0 angles received) the DUE will respond with NACK (102)</text:span></text:p>
            </text:list-item>
            <text:list-item>
              <text:p text:style-name="P15"><text:span text:style-name="T4">Making sure that only allowed angles are sent is done by the RPI/PC!</text:span></text:p>
            </text:list-item>
          </text:list>
        </text:list-item>
      </text:list>
      <text:p text:style-name="P16"><text:span text:style-name="T4"/></text:p>
      <text:p text:style-name="P16"><text:span text:style-name="T4"/></text:p>
      <text:p text:style-name="P17"><text:span text:style-name="T4">Debug Mode: </text:span><text:span text:style-name="T6">Disconnect Robot Arm first!</text:span></text:p>
      <text:p text:style-name="P17"><text:span text:style-name="T4"/></text:p>
      <text:p text:style-name="P19"><text:span text:style-name="T4">The Communication should be first tested on every new sending device!</text:span></text:p>
      <text:p text:style-name="P19"><text:span text:style-name="T4"/></text:p>
      <text:p text:style-name="P20"><text:span text:style-name="T4">Some Im</text:span><text:span text:style-name="T6">p</text:span><text:span text:style-name="T4">ortant Information will be sent to the Arduino Serial Monitor</text:span></text:p>
      <text:p text:style-name="P23"><text:span text:style-name="T4">Test communication and maybe also robot arm by sending stuff via the Serial monitor.</text:span></text:p>
      <text:p text:style-name="P23"><text:span text:style-name="T4">If the Robotarm is connected:</text:span></text:p>
      <text:p text:style-name="P23"><text:span text:style-name="T4">Send 8 bytes with chars corresponding to the values you want to set!</text:span></text:p>
      <text:p text:style-name="P24"><text:span text:style-name="T8">Sending 12345678</text:span><text:span text:style-name="T4"> would set the values: 49, 50, 51, 52, 53, 54, 55, 56, </text:span></text:p>
      <text:p text:style-name="P24"><text:span text:style-name="T4">that means </text:span><text:span text:style-name="T8">the angles 48°, 49°, 50°, 51°, 52°, 53°, 54°, 55° will be set! </text:span></text:p>
      <text:p text:style-name="P23"><text:span text:style-name="T4"/></text:p>
      <text:p text:style-name="P25"><text:span text:style-name="T4">Information Received by Serial Monitor in Debug Modus</text:span></text:p>
      <text:list xml:id="list2084115955035817590" text:style-name="L6">
        <text:list-item>
          <text:p text:style-name="P26"><text:span text:style-name="T4">ACK ("e")</text:span></text:p>
        </text:list-item>
      </text:list>
      <text:list xml:id="list1049088844472937421" text:style-name="L5">
        <text:list-item>
          <text:p text:style-name="P21"><text:span text:style-name="T4">The executing Time</text:span></text:p>
        </text:list-item>
        <text:list-item>
          <text:p text:style-name="P21"><text:span text:style-name="T4">The new and the last sent angles (new = "End Angle", last = "Start Angle")</text:span></text:p>
        </text:list-item>
        <text:list-item>
          <text:p text:style-name="P18"><text:span text:style-name="T4">The "extra" Bytes sent by some Systems after the data bytes</text:span></text:p>
          <text:list>
            <text:list-item>
              <text:p text:style-name="P22"><text:span text:style-name="T4">if the extra Byte shows as nothing or 0 it means there is no extra Byte</text:span></text:p>
              <text:list>
                <text:list-item>
                  <text:p text:style-name="P22"><text:span text:style-name="T4">if there is only 1 extra Byte set: <text:s/></text:span></text:p>
                  <text:p text:style-name="P22"><text:span text:style-name="T4">#define REC_B_NUM 1</text:span></text:p>
                </text:list-item>
                <text:list-item>
                  <text:p text:style-name="P22"><text:span text:style-name="T4">if there are no extra Bytes set:</text:span></text:p>
                  <text:p text:style-name="P22"><text:span text:style-name="T4">#define REC_B_NUM 0</text:span></text:p>
                </text:list-item>
              </text:list>
            </text:list-item>
          </text:list>
        </text:list-item>
      </text:list>
      <text:p text:style-name="P25"><text:soft-page-break/><text:span text:style-name="T4">To test for the Extra Bytes:</text:span></text:p>
      <text:p text:style-name="P25"><text:span text:style-name="T4">set: #define REC_B_NUM 2</text:span></text:p>
      <text:p text:style-name="P25"><text:span text:style-name="T4">send 8 bytes to the DUE via Serial and look at the response on the Serial Monitor.</text:span></text:p>
      <text:p text:style-name="P25"><text:span text:style-name="T4">If the extra Bytes are both 0 it means there are no extra bytes and REC_B_NUM should be set to 0.</text:span></text:p>
      <text:p text:style-name="P19"><text:span text:style-name="T4">Setting <text:s/>REC_B_NUM to a to high value will affect the receiving time because the Arduino will wait for a byte that is not coming, or even worse will think a databyte is a extra byte.</text:span></text:p>
      <text:p text:style-name="P25"><text:span text:style-name="T8">Setting REC_B_NUM to a to low value would write the extra bytes as an angle setting wrong angles.</text:span><text:span text:style-name="T7"><text:tab/></text:span></text:p>
      <text:p text:style-name="P7"><text:span text:style-name="T1"/></text:p>
      <text:p text:style-name="P2"><text:span text:style-name="T9">Before Running the code for the first Time</text:span></text:p>
      <text:p text:style-name="P8"><text:span text:style-name="T9"/></text:p>
      <text:list xml:id="list2807767100507738479" text:style-name="L3">
        <text:list-item>
          <text:p text:style-name="P9"><text:span text:style-name="T9">Determine the number of <text:s/>Servos</text:span></text:p>
        </text:list-item>
        <text:list-item>
          <text:p text:style-name="P9"><text:span text:style-name="T9">Find out the start angles of the Servos</text:span></text:p>
          <text:list>
            <text:list-item>
              <text:p text:style-name="P9"><text:span text:style-name="T9">where is the 0° Position?</text:span></text:p>
            </text:list-item>
            <text:list-item>
              <text:p text:style-name="P9"><text:span text:style-name="T9">If </text:span><text:span text:style-name="T10">the Servo can't move to 0° or 0° would be a bad Start angle, determine a Start angle that should be set.</text:span></text:p>
            </text:list-item>
          </text:list>
        </text:list-item>
        <text:list-item>
          <text:p text:style-name="P9"><text:span text:style-name="T9">Connect the Servos to Power and Signal.</text:span></text:p>
        </text:list-item>
      </text:list>
      <text:list xml:id="list3985201956174439304" text:style-name="L4">
        <text:list-item>
          <text:p text:style-name="P10"><text:span text:style-name="T9">Connect them in a order so that the Base Servo is on the DUE Pin 2, moving up the Arm the next Servo should be connected to Pin 3 etc. <text:s/>That makes sending the Angles easier.</text:span></text:p>
        </text:list-item>
      </text:list>
      <text:p text:style-name="P8"><text:span text:style-name="T9"/></text:p>
      <text:p text:style-name="P7"><text:span text:style-name="T1"/></text:p>
      <text:p text:style-name="P2"><text:span text:style-name="T9">Running the Code for the first Time</text:span></text:p>
      <text:p text:style-name="P2"><text:span text:style-name="T9"/></text:p>
      <text:p text:style-name="P13"><text:span text:style-name="T12">0. Disconnect the Robot Arm!</text:span></text:p>
      <text:p text:style-name="P8"><text:span text:style-name="T9">1. <text:s/>Open the Debug Code</text:span></text:p>
      <text:p text:style-name="P8"><text:span text:style-name="T9">2. set <text:s/>#define REC_B_NUM 2</text:span></text:p>
      <text:p text:style-name="P8"><text:span text:style-name="T9">3. define the numbers of Servos</text:span></text:p>
      <text:p text:style-name="P11"><text:span text:style-name="T9">4. set the PWM pins: const int pwmPins[NUM_SERVOS] = {2,3, ...};</text:span></text:p>
      <text:p text:style-name="P11"><text:span text:style-name="T9">5. </text:span><text:span text:style-name="T10">S</text:span><text:span text:style-name="T9">et the Start angles. </text:span><text:span text:style-name="T10">(2.2 of Before running Code for the first Time)</text:span></text:p>
      <text:p text:style-name="P12"><text:span text:style-name="T10">6. </text:span><text:span text:style-name="T9">run the debug mode to test the communication and check for extra bytes and to check if everything works as expected.</text:span></text:p>
      <text:p text:style-name="P12"><text:span text:style-name="T9">7. after setting </text:span><text:span text:style-name="T11">REC_B_NUM </text:span><text:span text:style-name="T9">to the right value the speed can be tested by sending:</text:span></text:p>
      <text:p text:style-name="P12"><text:span text:style-name="T9">123456788765432112345678876543211234567887654321</text:span></text:p>
      <text:p text:style-name="P12"><text:span text:style-name="T9">The first output for Executing time should be between 0 and 1000ms the following should be ~40ms.</text:span></text:p>
      <text:p text:style-name="P12"><text:span text:style-name="T9">If they are bigger than 1000ms check if <text:s/></text:span><text:span text:style-name="T11">REC_B_NUM </text:span><text:span text:style-name="T9">has the rigth value.</text:span></text:p>
      <text:p text:style-name="P12"><text:span text:style-name="T9">By disabling the output of all the start and end angles the executing time will be 3ms.</text:span></text:p>
      <text:p text:style-name="P8"><text:span text:style-name="T9"/></text:p>
      <text:p text:style-name="P8"><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6S</meta:editing-duration>
    <meta:editing-cycles>4</meta:editing-cycles>
    <meta:generator>LibreOffice/5.2.6.2$Windows_x86 LibreOffice_project/a3100ed2409ebf1c212f5048fbe377c281438fdc</meta:generator>
    <dc:date>2020-06-16T01:50:41.943000000</dc:date>
    <meta:document-statistic meta:table-count="0" meta:image-count="0" meta:object-count="0" meta:page-count="2" meta:paragraph-count="57" meta:word-count="696" meta:character-count="3574" meta:non-whitespace-character-count="2950"/>
    <meta:user-defined meta:name="Info 1"/>
    <meta:user-defined meta:name="Info 2"/>
    <meta:user-defined meta:name="Info 3"/>
    <meta:user-defined meta:name="Info 4"/>
  </office:meta>
</office:document-meta>
</file>